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ki" office:value-type="string" table:number-columns-spanned="3" table:number-rows-spanned="1" table:style-name="ce19">
            <text:p>k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oucou" office:value-type="string" table:number-columns-spanned="3" table:number-rows-spanned="1" table:style-name="ce19">
            <text:p>coucou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ki" office:value-type="string" table:number-columns-spanned="3" table:number-rows-spanned="1" table:style-name="ce19">
            <text:p>k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oucou" office:value-type="string" table:number-columns-spanned="3" table:number-rows-spanned="1" table:style-name="ce19">
            <text:p>coucou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office:string-value="A" office:value-type="string" table:content-validation-name="val4" table:style-name="ce98">
            <text:p>A</text:p>
          </table:table-cell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